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erif"/>
    <style:font-face style:name="標楷體" svg:font-family="標楷體"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name-asian="標楷體" style:font-size-asian="18pt" style:language-asian="zh" style:country-asian="TW" style:font-size-complex="18pt"/>
    </style:style>
    <style:style style:name="P2" style:family="paragraph" style:parent-style-name="Standard" style:list-style-name="L1">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3" style:family="paragraph" style:parent-style-name="Standard" style:list-style-name="L2">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4" style:family="paragraph" style:parent-style-name="Standard" style:list-style-name="L5">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5" style:family="paragraph" style:parent-style-name="Standard" style:list-style-name="L5">
      <style:paragraph-properties fo:line-height="150%" fo:text-align="start" style:justify-single-word="false"/>
      <style:text-properties style:font-name="標楷體" fo:font-size="14pt" style:font-name-asian="標楷體" style:font-size-asian="14pt" style:font-size-complex="14pt"/>
    </style:style>
    <style:style style:name="P6" style:family="paragraph" style:parent-style-name="Standard" style:list-style-name="L2">
      <style:paragraph-properties fo:line-height="150%" fo:text-align="start" style:justify-single-word="false"/>
      <style:text-properties fo:font-size="14pt" style:font-name-asian="標楷體" style:font-size-asian="14pt" style:language-asian="zh" style:country-asian="TW" style:font-size-complex="14pt"/>
    </style:style>
    <style:style style:name="P7" style:family="paragraph" style:parent-style-name="Standard" style:list-style-name="L3">
      <style:paragraph-properties fo:line-height="150%" fo:text-align="start" style:justify-single-word="false"/>
      <style:text-properties fo:font-size="14pt" style:font-name-asian="標楷體" style:font-size-asian="14pt" style:language-asian="zh" style:country-asian="TW" style:font-size-complex="14pt"/>
    </style:style>
    <style:style style:name="P8" style:family="paragraph" style:parent-style-name="Standard" style:list-style-name="L4">
      <style:paragraph-properties fo:line-height="150%" fo:text-align="start" style:justify-single-word="false"/>
      <style:text-properties fo:font-size="14pt" style:font-name-asian="標楷體" style:font-size-asian="14pt" style:language-asian="zh" style:country-asian="TW" style:font-size-complex="14pt"/>
    </style:style>
    <style:style style:name="P9" style:family="paragraph" style:parent-style-name="Standard" style:list-style-name="L3">
      <style:paragraph-properties fo:line-height="150%" fo:text-align="start" style:justify-single-word="false"/>
    </style:style>
    <style:style style:name="P10" style:family="paragraph" style:parent-style-name="Standard" style:list-style-name="L5">
      <style:paragraph-properties fo:line-height="150%" fo:text-align="start" style:justify-single-word="false"/>
    </style:style>
    <style:style style:name="P11" style:family="paragraph" style:parent-style-name="Standard" style:list-style-name="L3">
      <style:paragraph-properties fo:line-height="150%" fo:text-align="start" style:justify-single-word="false"/>
      <style:text-properties style:font-name="Times New Roman1" fo:font-size="14pt" fo:letter-spacing="0.049cm" fo:language="en" fo:country="US" style:font-name-asian="標楷體" style:font-size-asian="14pt" style:language-asian="zh" style:country-asian="TW" style:font-size-complex="14pt"/>
    </style:style>
    <style:style style:name="P12" style:family="paragraph" style:parent-style-name="Standard" style:list-style-name="L2">
      <style:paragraph-properties fo:line-height="150%" fo:text-align="start" style:justify-single-word="false"/>
      <style:text-properties style:language-asian="zh" style:country-asian="TW"/>
    </style:style>
    <style:style style:name="P13" style:family="paragraph" style:parent-style-name="Standard" style:list-style-name="L5">
      <style:paragraph-properties fo:line-height="150%" fo:text-align="start" style:justify-single-word="false"/>
      <style:text-properties fo:font-variant="normal" fo:text-transform="none" fo:color="#000000" style:font-name="標楷體" fo:font-size="14pt" fo:letter-spacing="normal" style:font-name-asian="標楷體" style:font-size-asian="14pt" style:language-asian="zh" style:country-asian="TW" style:font-style-asian="normal" style:font-weight-asian="normal" style:font-size-complex="14pt"/>
    </style:style>
    <style:style style:name="P14" style:family="paragraph" style:parent-style-name="Standard" style:list-style-name="L5">
      <style:paragraph-properties fo:line-height="150%" fo:text-align="start" style:justify-single-word="false"/>
      <style:text-properties fo:font-variant="normal" fo:text-transform="none" fo:color="#000000" style:font-name="標楷體" fo:font-size="14pt" fo:letter-spacing="normal" style:font-name-asian="標楷體" style:font-size-asian="14pt" style:font-style-asian="normal" style:font-weight-asian="normal" style:font-size-complex="14pt"/>
    </style:style>
    <style:style style:name="P15" style:family="paragraph" style:parent-style-name="Footer">
      <style:paragraph-properties fo:text-align="center" style:justify-single-word="false"/>
    </style:style>
    <style:style style:name="T1" style:family="text">
      <style:text-properties style:language-asian="zh" style:country-asian="TW"/>
    </style:style>
    <style:style style:name="T2" style:family="text">
      <style:text-properties fo:font-size="14pt" style:font-name-asian="標楷體" style:font-size-asian="14pt" style:font-size-complex="14pt"/>
    </style:style>
    <style:style style:name="T3" style:family="text">
      <style:text-properties fo:font-size="14pt" style:font-name-asian="標楷體" style:font-size-asian="14pt" style:language-asian="zh" style:country-asian="TW" style:font-size-complex="14pt"/>
    </style:style>
    <style:style style:name="T4" style:family="text">
      <style:text-properties fo:font-size="14pt" fo:language="en" fo:country="US" style:font-name-asian="標楷體" style:font-size-asian="14pt" style:font-size-complex="14pt"/>
    </style:style>
    <style:style style:name="T5" style:family="text">
      <style:text-properties fo:font-variant="normal" fo:text-transform="none" fo:color="#000000" fo:letter-spacing="normal" style:language-asian="zh" style:country-asian="TW" style:font-style-asian="normal" style:font-weight-asian="normal"/>
    </style:style>
    <style:style style:name="T6" style:family="text">
      <style:text-properties fo:font-variant="normal" fo:text-transform="none" fo:color="#000000" fo:letter-spacing="normal" style:font-style-asian="normal" style:font-weight-asian="normal"/>
    </style:style>
    <style:style style:name="T7" style:family="text">
      <style:text-properties fo:font-variant="normal" fo:text-transform="none" fo:color="#000000" fo:letter-spacing="normal" fo:font-style="normal" fo:font-weight="normal" style:font-style-asian="normal" style:font-weight-asian="normal"/>
    </style:style>
    <style:style style:name="T8" style:family="text">
      <style:text-properties fo:font-variant="normal" fo:text-transform="none" fo:color="#000000" fo:letter-spacing="normal" fo:font-style="normal" fo:font-weight="normal" style:language-asian="zh" style:country-asian="TW" style:font-style-asian="normal" style:font-weight-asian="normal"/>
    </style:style>
    <style:style style:name="T9" style:family="text">
      <style:text-properties fo:font-variant="normal" fo:text-transform="none" fo:color="#000000" fo:letter-spacing="normal" style:font-name-asian="標楷體" style:language-asian="zh" style:country-asian="TW" style:font-style-asian="normal" style:font-weight-asian="normal"/>
    </style:style>
    <style:style style:name="T10" style:family="text">
      <style:text-properties fo:font-variant="normal" fo:text-transform="none" fo:color="#000000" style:font-name="標楷體" fo:font-size="14pt" fo:letter-spacing="normal" style:font-name-asian="標楷體" style:font-size-asian="14pt" style:language-asian="zh" style:country-asian="TW" style:font-style-asian="normal" style:font-weight-asian="normal" style:font-size-complex="14pt"/>
    </style:style>
    <style:style style:name="T11" style:family="text">
      <style:text-properties fo:font-variant="normal" fo:text-transform="none" fo:color="#000000" style:font-name="標楷體" fo:font-size="14pt" fo:letter-spacing="normal" fo:font-style="normal" fo:font-weight="normal" style:font-name-asian="標楷體" style:font-size-asian="14pt" style:language-asian="zh" style:country-asian="TW" style:font-style-asian="normal" style:font-weight-asian="normal" style:font-size-complex="14pt"/>
    </style:style>
    <style:style style:name="T12" style:family="text">
      <style:text-properties fo:font-variant="normal" fo:text-transform="none" fo:color="#000000" style:font-name="標楷體" fo:letter-spacing="normal" style:font-name-asian="標楷體" style:font-style-asian="normal" style:font-weight-asian="normal"/>
    </style:style>
    <style:style style:name="T13" style:family="text">
      <style:text-properties fo:font-variant="normal" fo:text-transform="none" fo:color="#000000" style:font-name="標楷體" fo:letter-spacing="normal" fo:font-style="normal" fo:font-weight="normal" style:font-name-asian="標楷體" style:font-style-asian="normal" style:font-weight-asian="normal"/>
    </style:style>
    <style:style style:name="T14" style:family="text">
      <style:text-properties fo:font-variant="normal" fo:text-transform="none" fo:color="#000000" style:font-name="Times New Roman" fo:letter-spacing="normal" fo:font-style="normal" fo:font-weight="normal" style:font-name-asian="標楷體" style:font-style-asian="normal" style:font-weight-asian="normal"/>
    </style:style>
    <style:style style:name="T15" style:family="text">
      <style:text-properties style:font-name="標楷體" fo:font-size="14pt" style:font-name-asian="標楷體" style:font-size-asian="14pt" style:language-asian="zh" style:country-asian="TW" style:font-size-complex="14pt"/>
    </style:style>
    <style:style style:name="T16" style:family="text">
      <style:text-properties style:font-name="Times New Roman1" fo:font-size="14pt" fo:letter-spacing="0.049cm" fo:language="en" fo:country="US" style:font-name-asian="標楷體" style:font-size-asian="14pt" style:language-asian="zh" style:country-asian="TW" style:font-size-complex="14pt"/>
    </style:style>
    <style:style style:name="T17" style:family="text">
      <style:text-properties fo:language="en" fo:country="US"/>
    </style:style>
    <text:list-style style:name="L1">
      <text:list-level-style-number text:leve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text:style-name="Numbering_20_Symbols" style:num-prefix="（" style:num-suffix="）" style:num-format="一, 二, 三, ...">
        <style:list-level-properties text:list-level-position-and-space-mode="label-alignment">
          <style:list-level-label-alignment text:label-followed-by="nothing" fo:text-indent="-1.529cm" fo:margin-left="2.1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一, 二, 三, ..." text:start-value="6">
        <style:list-level-properties text:list-level-position-and-space-mode="label-alignment">
          <style:list-level-label-alignment text:label-followed-by="nothing"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基隆市安樂地政事務所</text:p>
      <text:p text:style-name="P1">105年度7月份第1次主管會議紀錄</text:p>
      <text:p text:style-name="P1"/>
      <text:list xml:id="list2723178687737658498" text:style-name="L1">
        <text:list-item>
          <text:p text:style-name="P2">時間：中華民國105年7月20日下午2時整</text:p>
        </text:list-item>
        <text:list-item>
          <text:p text:style-name="P2">地點：三樓民眾談室</text:p>
        </text:list-item>
        <text:list-item>
          <text:p text:style-name="P2">主席：李主任慶華</text:p>
        </text:list-item>
        <text:list-item>
          <text:p text:style-name="P2">出席人員：張乃文、陳宗良、周力行、潘惠婉、李美玲 <text:s text:c="3"/>紀錄：陳苑蒨</text:p>
        </text:list-item>
        <text:list-item>
          <text:p text:style-name="P2">各單位報告事項：</text:p>
        </text:list-item>
      </text:list>
      <text:list xml:id="list3975677908808054803" text:style-name="L2">
        <text:list-item>
          <text:p text:style-name="P6">第一課</text:p>
        </text:list-item>
      </text:list>
      <text:list xml:id="list290928552907785776" text:style-name="L3">
        <text:list-item>
          <text:p text:style-name="P7">本課105年6月業務推動情形如下：</text:p>
          <text:list>
            <text:list-item>
              <text:list>
                <text:list-item>
                  <text:p text:style-name="P7">登記案件(含一般、速件、限制登記)：2,274件，較105年5月少398件【105年5月：2,672件】。</text:p>
                </text:list-item>
                <text:list-item>
                  <text:p text:style-name="P7">午休諮詢不打烊服務：303件，較105年5月少18件【105年5月：321件】。</text:p>
                </text:list-item>
                <text:list-item>
                  <text:p text:style-name="P7">到府服務案件：0件。</text:p>
                </text:list-item>
                <text:list-item>
                  <text:p text:style-name="P7">延長服務預約領件：0件</text:p>
                </text:list-item>
              </text:list>
            </text:list-item>
          </text:list>
        </text:list-item>
        <text:list-item>
          <text:p text:style-name="P7">本課截至今日各年度未領案件數量計：86年至100年共24件、101年2件、102年8件、103年2件、104年15件，持續通知領件。</text:p>
        </text:list-item>
        <text:list-item>
          <text:p text:style-name="P7">本課105年6月受理人民申請退還當年度屬2萬元以下之地政規費案件計9件，皆依規定當場領訖。</text:p>
        </text:list-item>
        <text:list-item>
          <text:p text:style-name="P7">本課105年6月更正登案：合計43件，其中：</text:p>
          <text:list>
            <text:list-item>
              <text:list>
                <text:list-item>
                  <text:p text:style-name="P7">歷史資料錯誤與他機關單位囑託：9件。</text:p>
                </text:list-item>
                <text:list-item>
                  <text:p text:style-name="P7">現行登記錯誤：3件</text:p>
                </text:list-item>
                <text:list-item>
                  <text:p text:style-name="P7">其餘為隨案加掛更正。</text:p>
                </text:list-item>
              </text:list>
            </text:list-item>
          </text:list>
        </text:list-item>
        <text:list-item>
          <text:p text:style-name="P7">本課6月暫存列管公文0件。</text:p>
        </text:list-item>
        <text:list-item>
          <text:p text:style-name="P7">業務抽查6件(計有謄本、登記收件簿、書狀補給、建物所有權第一次<text:soft-page-break/>登記)，無嚴重缺失。</text:p>
        </text:list-item>
        <text:list-item>
          <text:p text:style-name="P9"><text:span text:style-name="T3">本課6月：</text:span><text:span text:style-name="T16">投訴事件0件、創新服務4件、流程簡化8件。</text:span></text:p>
        </text:list-item>
        <text:list-item>
          <text:p text:style-name="P11">本課7月第2次第2次法令研討暫訂於22日辦理。</text:p>
        </text:list-item>
        <text:list-item>
          <text:p text:style-name="P11">原因應明年度地政處機房搬遷欲向市府申請新裝設專線乙案，據悉搬遷計畫將暫緩故暫不申請。</text:p>
        </text:list-item>
      </text:list>
      <text:list xml:id="list30785929" text:continue-list="list3975677908808054803" text:style-name="L2">
        <text:list-item>
          <text:p text:style-name="P6">第二課</text:p>
          <text:list>
            <text:list-item>
              <text:p text:style-name="P6">本課105年6月土地複丈案件計有：</text:p>
              <text:list>
                <text:list-item>
                  <text:p text:style-name="P6">土地鑑界案23件30筆。</text:p>
                </text:list-item>
                <text:list-item>
                  <text:p text:style-name="P6">土地分割案12件15筆。</text:p>
                </text:list-item>
              </text:list>
              <text:p text:style-name="P6">合計35件45筆。</text:p>
              <text:p text:style-name="P6">界標銷售宅配11件16筆69支，實埋41支，平均每筆銷售1.53支，平均每筆實埋0.91支</text:p>
            </text:list-item>
            <text:list-item>
              <text:p text:style-name="P6">本課105年6月人民申請退還複丈規費案件2件，當年度2萬元以下2件，均已領訖。</text:p>
            </text:list-item>
            <text:list-item>
              <text:p text:style-name="P6">有關本市七堵區草濫段拔西猴小段57、57-1、57-2、57-4地號共有土地分割案，市府業於7月5日召開第二次調處會議，土地所有權人雙方對於出席委員提出分割方案達成協議，俟所有權人向本所提出申請時，再依協議結果辦理分割。</text:p>
            </text:list-item>
            <text:list-item>
              <text:p text:style-name="P6">本課測量助理楊永雄業於7月16日屆齡退休，在此感謝其多年辛勞。</text:p>
            </text:list-item>
            <text:list-item>
              <text:p text:style-name="P6">有關本課2名測量助理職缺，業已上網徵才，時間自7月19日至7月25日止。</text:p>
            </text:list-item>
          </text:list>
        </text:list-item>
        <text:list-item>
          <text:p text:style-name="P6">第三課</text:p>
          <text:list>
            <text:list-item>
              <text:p text:style-name="P6">送交總務之本所105年6月奉核以零用金支付案件共25件，均已領取；另本所105年6月無2萬元以上及跨年度退費申請案。</text:p>
            </text:list-item>
            <text:list-item>
              <text:p text:style-name="P6">本課105年6月無民眾投訴，「電話代查公告現值創新服務」、「網<text:soft-page-break/>路申請歷年公告地價資料」及「網路申請檔案閱覽抄錄複製」業於網路宣導，電話代查服務105年6月共服務5件。</text:p>
            </text:list-item>
            <text:list-item>
              <text:p text:style-name="P6">本所105年上半年度財產盤點工作已完成，感謝各課及人事、會計的配合。</text:p>
            </text:list-item>
            <text:list-item>
              <text:p text:style-name="P6">本年8月3日(星期三)為農歷7月1日，本所中元普渡是否循往例辦理及辦理日期，提請討論。</text:p>
            </text:list-item>
          </text:list>
        </text:list-item>
        <text:list-item>
          <text:p text:style-name="P6">人事</text:p>
          <text:list>
            <text:list-item>
              <text:p text:style-name="P12"><text:span text:style-name="T4">105</text:span><text:span text:style-name="T2">年至</text:span><text:span text:style-name="T4">108</text:span><text:span text:style-name="T2">年全國公教員工旅遊平安卡優惠方案，經公開徵選由富邦產物保險股份有限公司承作，轉知同仁參考運用。</text:span></text:p>
            </text:list-item>
            <text:list-item>
              <text:p text:style-name="P6"><text:span text:style-name="T17">105</text:span>年基隆市政府所屬機關學校四十歲以上公教人員健康檢查委由本市衛生局併闔家歡健康檢查辦理，參加人員得以公假自行至本市衛生局委託之診所或醫院參加健康檢查，惠請轉知同仁預防勝於治療觀念，並鼓勵所屬四十歲以上公務人員踴躍參加。</text:p>
            </text:list-item>
            <text:list-item>
              <text:p text:style-name="P6">考試院會同行政院民國<text:span text:style-name="T17">105</text:span>年<text:span text:style-name="T17">7</text:span>月<text:span text:style-name="T17">5</text:span>日修正發布之公務人員留職停薪辦法修正條文、總說明及條文對照表，業已刊載本所網站員工專區，惠請轉知所屬同仁逕自查閱。</text:p>
            </text:list-item>
            <text:list-item>
              <text:p text:style-name="P6">有關<text:span text:style-name="T17">89</text:span>年度（含）以前辦理之中央公教人員購置住宅貸款利率及<text:span text:style-name="T17">94</text:span>年度（含）以前辦理之國軍官兵購置住宅貸款利率，自<text:span text:style-name="T17">105</text:span>年<text:span text:style-name="T17">7</text:span>月<text:span text:style-name="T17">6</text:span>日起依規定由原年息<text:span text:style-name="T17">1.207%</text:span>調整為年息<text:span text:style-name="T17">1.137%</text:span>，請查照轉知。</text:p>
            </text:list-item>
            <text:list-item>
              <text:p text:style-name="P6">由於本市安樂區公所人事管理員出缺，人事處核派職自本年<text:span text:style-name="T17">5</text:span>月<text:span text:style-name="T17">16</text:span>日起代理本市安樂區戶政事務所人事業務，茲安樂區公所人事管理員預計<text:span text:style-name="T17">8</text:span>月<text:span text:style-name="T17">1</text:span>日赴任，惟該員繼續代理原任職本市武崙國中人事業務，爰安樂區戶政所人事業務，職仍繼續代理至人員補齊為止。 </text:p>
            </text:list-item>
          </text:list>
        </text:list-item>
        <text:list-item>
          <text:p text:style-name="P6">會計</text:p>
          <text:list>
            <text:list-item>
              <text:p text:style-name="P6">本所本年度截至5月底止歲入及歲出執行率如下：</text:p>
              <text:list>
                <text:list-item>
                  <text:p text:style-name="P6"><text:soft-page-break/>歲入部份：</text:p>
                  <text:list>
                    <text:list-item>
                      <text:p text:style-name="P6">罰金罰鍰及怠金 <text:s text:c="3"/>：64.34%</text:p>
                    </text:list-item>
                    <text:list-item>
                      <text:p text:style-name="P6">行政規費收入 <text:s text:c="5"/>：111.24%</text:p>
                    </text:list-item>
                    <text:list-item>
                      <text:p text:style-name="P6">使用規費收入 <text:s text:c="5"/>：103.48%</text:p>
                    </text:list-item>
                  </text:list>
                </text:list-item>
                <text:list-item>
                  <text:p text:style-name="P6">歲出部份：</text:p>
                  <text:list>
                    <text:list-item>
                      <text:p text:style-name="P6">行政管理 <text:s text:c="9"/>：91.25%</text:p>
                    </text:list-item>
                    <text:list-item>
                      <text:p text:style-name="P6">土地建物登記 <text:s text:c="5"/>：84.88%</text:p>
                    </text:list-item>
                    <text:list-item>
                      <text:p text:style-name="P6">土地建物測量及複丈：91.11%</text:p>
                    </text:list-item>
                    <text:list-item>
                      <text:p text:style-name="P6">平均地權 <text:s text:c="9"/>：97.29%</text:p>
                    </text:list-item>
                    <text:list-item>
                      <text:p text:style-name="P6">一般建築及設備 <text:s text:c="3"/>：92.86%</text:p>
                    </text:list-item>
                  </text:list>
                </text:list-item>
              </text:list>
            </text:list-item>
            <text:list-item>
              <text:p text:style-name="P3">行政院主計總處有關「105年6月各機關統計調查一覽表」已公佈於行政院主計總處網站，請轉知同仁或請同仁至該網站查詢、運用，避免詐騙案件發生並提升對於政府統計調查之認知。</text:p>
            </text:list-item>
          </text:list>
        </text:list-item>
        <text:list-item>
          <text:p text:style-name="P6">研考</text:p>
        </text:list-item>
      </text:list>
      <text:list xml:id="list5618151632596866717" text:style-name="L4">
        <text:list-item>
          <text:list>
            <text:list-item>
              <text:p text:style-name="P8">105年6月業務宣導：網站4則(財產性別平權、免附戶籍謄本、免附地籍謄本、不動產交易統計資料查詢功能新增)。</text:p>
            </text:list-item>
            <text:list-item>
              <text:p text:style-name="P8">內政部年度業務考核當日(7/25)請於8時40分至考核場地受檢。</text:p>
            </text:list-item>
          </text:list>
        </text:list-item>
      </text:list>
      <text:list xml:id="list3536033549938234784" text:style-name="L5">
        <text:list-item>
          <text:p text:style-name="P4">報告決議事項</text:p>
          <text:list>
            <text:list-item>
              <text:p text:style-name="P13">未領案件請持續積極通知，較早期之未領案件請妥保管並定期清點。</text:p>
            </text:list-item>
            <text:list-item>
              <text:p text:style-name="P4"><text:span text:style-name="T14">圖庫管理測量助理楊永雄退休後尚未補實前，請陳課長適度調配工作</text:span><text:span text:style-name="T14">。</text:span></text:p>
            </text:list-item>
            <text:list-item>
              <text:p text:style-name="P13">本年度中元普渡訂於8月5日(五)並循往例辦理。</text:p>
            </text:list-item>
          </text:list>
        </text:list-item>
        <text:list-item>
          <text:p text:style-name="P4">主席指示事項</text:p>
          <text:list>
            <text:list-item>
              <text:p text:style-name="P10"><text:span text:style-name="T11">106</text:span><text:span text:style-name="T10">年地籍圖重測實施計畫及經費概算請測量課儘速簽出，俾編列經費。</text:span><text:span text:style-name="T15"> </text:span></text:p>
            </text:list-item>
            <text:list-item>
              <text:p text:style-name="P5"><text:span text:style-name="T9">地政處督導考核建議改進事項應切實辦理，對於不應有或可防止的疏</text:span><text:soft-page-break/><text:span text:style-name="T9">誤更應注意不要再發生。 </text:span><text:span text:style-name="T1"><text:s/></text:span></text:p>
            </text:list-item>
            <text:list-item>
              <text:p text:style-name="P5"><text:span text:style-name="T13">7</text:span><text:span text:style-name="T12">月</text:span><text:span text:style-name="T13">25</text:span><text:span text:style-name="T12">日內政部考核地政處指示地所提供之資料，應儘速送處。 </text:span><text:s/></text:p>
            </text:list-item>
            <text:list-item>
              <text:p text:style-name="P5"><text:span text:style-name="T12">各縣市法院或檢察署每日均有函請本所提供登記原案或地籍相關資料，近日竟有影印原案達</text:span><text:span text:style-name="T13">1000</text:span><text:span text:style-name="T12">張者，爾</text:span><text:span text:style-name="T5">後</text:span><text:span text:style-name="T12">遇有此類案件</text:span><text:span text:style-name="T5">請</text:span><text:span text:style-name="T12">先電洽法院了解可否減印部份該院不需要的資料，避免浪費時間並節省用紙。</text:span><text:span text:style-name="T6"> </text:span><text:s/></text:p>
            </text:list-item>
            <text:list-item>
              <text:p text:style-name="P5"><text:span text:style-name="T8">因業務需要擬</text:span><text:span text:style-name="T13">106</text:span><text:span text:style-name="T12">年增編預算</text:span><text:span text:style-name="T5">者，</text:span><text:span text:style-name="T12">請儘</text:span><text:span text:style-name="T5">速</text:span><text:span text:style-name="T12">研商後報府。</text:span></text:p>
            </text:list-item>
            <text:list-item>
              <text:p text:style-name="P5"><text:span text:style-name="T6">同仁平時對辦公室周遭環境都很注意整潔，此次為</text:span><text:span text:style-name="T7">7</text:span><text:span text:style-name="T6">月</text:span><text:span text:style-name="T7">1</text:span><text:span text:style-name="T8">8</text:span><text:span text:style-name="T6">日市府清潔檢查更是用心清理，在此肯定各位的辛勞。</text:span></text:p>
            </text:list-item>
            <text:list-item>
              <text:p text:style-name="P14">颱風輪值已實施多年，仍請男性同仁依人事分配及指示時間進駐辦公室，為值勤者出入安全，以一次留守至颱風離境為止，請嚴予遵守，另<text:span text:style-name="T1">請</text:span>注意辦公室各類<text:span text:style-name="T1">突發</text:span>情況<text:span text:style-name="T1">並</text:span>迅即通報。</text:p>
            </text:list-item>
            <text:list-item>
              <text:p text:style-name="P5"><text:span text:style-name="T6">新北市中和及瑞芳所近日舉辦之測量、登記實務及電話禮貌講習，在人員調度上容許時應派員參加</text:span><text:span text:style-name="T5">。</text:span></text:p>
            </text:list-item>
            <text:list-item>
              <text:p text:style-name="P5"><text:span text:style-name="T5">日前新聞報導某縣市公務人員上班打電動，電話連響未接，該行徑被</text:span><text:span text:style-name="T8">PO</text:span><text:span text:style-name="T5">上網，已重挫政府行象，希望同仁引以為戒，並請課長隨時督導防範。 </text:span><text:span text:style-name="T6"><text:s text:c="2"/></text:span></text:p>
            </text:list-item>
          </text:list>
        </text:list-item>
        <text:list-item>
          <text:p text:style-name="P4">散會：下午2時50分</text:p>
          <text:list>
            <text:list-header>
              <text:p text:style-name="P4"/>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erif"/>
    <style:font-face style:name="標楷體" svg:font-family="標楷體"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新細明體" svg:font-family="新細明體"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新細明體"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zh" style:country-asian="TW"/>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text:page-number>/<text:span text:style-name="MT1"><text:page-count>5</text:page-count></text:span></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登記課 安樂地政</meta:initial-creator>
    <meta:creation-date>2016-06-29T13:28:16.62</meta:creation-date>
    <dc:date>2016-08-02T10:59:53.27</dc:date>
    <dc:creator>登記課 安樂地政</dc:creator>
    <meta:editing-duration>PT6H21M5S</meta:editing-duration>
    <meta:editing-cycles>14</meta:editing-cycles>
    <meta:generator>OpenOffice/4.1.1$Win32 OpenOffice.org_project/411m6$Build-9775</meta:generator>
    <meta:document-statistic meta:table-count="0" meta:image-count="0" meta:object-count="0" meta:page-count="5" meta:paragraph-count="77" meta:word-count="2322" meta:character-count="2641"/>
  </office:meta>
</office:document-meta>
</file>